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58000001F98822ADC4.png"/>
  <manifest:file-entry manifest:media-type="image/png" manifest:full-path="Pictures/10000000000003540000022295444C2C.png"/>
  <manifest:file-entry manifest:media-type="image/png" manifest:full-path="Pictures/10000000000003290000018FADCE0AEA.png"/>
  <manifest:file-entry manifest:media-type="image/png" manifest:full-path="Pictures/1000000000000449000002076C72D2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ler1" text:anchor-type="paragraph" svg:width="16.999cm" svg:height="8.384cm" draw:z-index="0"><draw:image xlink:href="Pictures/10000000000003290000018FADCE0AEA.png" xlink:type="simple" xlink:show="embed" xlink:actuate="onLoad"/></draw:frame></text:p>
      <text:p text:style-name="Standard"><draw:frame draw:style-name="fr1" draw:name="grafikler2" text:anchor-type="paragraph" svg:width="16.999cm" svg:height="10.894cm" draw:z-index="1"><draw:image xlink:href="Pictures/10000000000003540000022295444C2C.png" xlink:type="simple" xlink:show="embed" xlink:actuate="onLoad"/></draw:frame></text:p>
      <text:p text:style-name="Standard"><draw:frame draw:style-name="fr2" draw:name="grafikler3" text:anchor-type="paragraph" svg:width="16.999cm" svg:height="8.042cm" draw:z-index="2"><draw:image xlink:href="Pictures/1000000000000449000002076C72D277.png" xlink:type="simple" xlink:show="embed" xlink:actuate="onLoad"/></draw:frame></text:p>
      <text:p text:style-name="Standard"><draw:frame draw:style-name="fr1" draw:name="grafikler4" text:anchor-type="paragraph" svg:width="16.999cm" svg:height="10.028cm" draw:z-index="3"><draw:image xlink:href="Pictures/1000000000000358000001F98822ADC4.pn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0S</meta:editing-duration>
    <meta:editing-cycles>6</meta:editing-cycles>
    <meta:generator>OpenOffice/4.1.2$Win32 OpenOffice.org_project/412m3$Build-9782</meta:generator>
    <dc:date>2016-07-03T22:56:00.28</dc:date>
    <dc:creator>duygu ergin</dc:creator>
    <meta:document-statistic meta:table-count="0" meta:image-count="4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